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Hoardr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1">160 Zaibatsu</text:span></text:p>
            <text:p>Sean Papay</text:p>
            <text:p>Ryan Lichtig</text:p>
            <text:p>Chris Nguyen</text:p>
            <text:p>Dakota Polenz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esign:<text:line-break/>The front e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ge design and layout will be created using bootstrap, with some use of javascript for interactive page elements.</text:p>
              </text:list-item>
              <text:list-item>
                <text:p>Dynamic content will use JSPs to populate the page from information in the database.</text:p>
              </text:list-item>
              <text:list-item>
                <text:p>User input will be handled within Java, which will update the database as need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ign:<text:line-break/>The back en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single table – Cards, contains data for every card.</text:p>
              </text:list-item>
              <text:list-item>
                <text:p>We have another table – Users, that contains information on our users</text:p>
              </text:list-item>
              <text:list-item>
                <text:p>Each user has a collection, which is a table that contains a list of card references.</text:p>
              </text:list-item>
              <text:list-item>
                <text:p>Each user also has a decklist, which contains a number of references to decks, each of which contains a list of card referenc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ementation Pl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ur first priority in our application is the construction and population of our database</text:p>
              </text:list-item>
              <text:list-item>
                <text:p>The views and user interace will also be of a high priorty since we want our application to be easily used by everyone.</text:p>
              </text:list-item>
              <text:list-item>
                <text:p>Our controllers will be developed at the same point as our views and time will be split evenly between the two sets of clas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5T14:31:03.904631385</meta:creation-date>
    <dc:date>2014-10-25T16:24:15.898960912</dc:date>
    <meta:editing-duration>PT30M13S</meta:editing-duration>
    <meta:editing-cycles>5</meta:editing-cycles>
    <meta:generator>LibreOffice/4.2.3.3$Linux_X86_64 LibreOffice_project/420m0$Build-3</meta:generator>
    <meta:document-statistic meta:object-count="37"/>
  </office:meta>
</office:document-meta>
</file>